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150%"/>
      <style:text-properties style:font-name="標楷體" fo:font-size="16pt" style:font-name-asian="標楷體" style:font-size-asian="16pt" style:font-name-complex="標楷體"/>
    </style:style>
    <style:style style:name="P6" style:family="paragraph" style:parent-style-name="Standard">
      <style:text-properties style:font-name="標楷體" fo:font-size="15pt" style:font-name-asian="標楷體" style:font-size-asian="15pt"/>
    </style:style>
    <style:style style:name="P7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8" style:family="paragraph" style:parent-style-name="Standard">
      <style:text-properties style:font-name="標楷體" fo:font-size="15pt" style:font-name-asian="標楷體" style:font-size-asian="15pt"/>
    </style:style>
    <style:style style:name="P9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10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11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12" style:family="paragraph" style:parent-style-name="Standard">
      <style:paragraph-properties fo:text-align="center" style:justify-single-word="false"/>
      <style:text-properties style:font-name="華康隸書體" fo:font-size="30pt" fo:letter-spacing="0.123cm" fo:font-weight="bold" style:font-name-asian="華康隸書體" style:font-size-asian="30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>
      <style:paragraph-properties fo:margin-left="2.54cm" fo:margin-right="0cm" fo:line-height="150%" fo:text-indent="-2.54cm" style:auto-text-indent="false"/>
      <style:text-properties style:font-name="標楷體" fo:font-size="15pt" style:font-name-asian="標楷體" style:font-size-asian="15pt" style:font-name-complex="標楷體"/>
    </style:style>
    <style:style style:name="P17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 style:font-name-complex="標楷體"/>
    </style:style>
    <style:style style:name="P18" style:family="paragraph" style:parent-style-name="Standard" style:master-page-name="Standard">
      <style:paragraph-properties fo:text-align="center" style:justify-single-word="false" style:page-number="18"/>
      <style:text-properties style:font-name="標楷體" fo:font-size="30pt" fo:letter-spacing="0.123cm" style:font-name-asian="標楷體" style:font-size-asian="30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6pt" style:font-name-asian="標楷體" style:font-size-asian="16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font-name-asian="標楷體" style:font-size-asian="15pt" style:font-name-complex="標楷體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10" style:family="text">
      <style:text-properties style:font-name="標楷體" fo:font-size="14pt" style:font-name-asian="標楷體" style:font-size-asian="14pt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/>
    </style:style>
    <style:style style:name="T13" style:family="text">
      <style:text-properties fo:color="#000000" style:font-name="標楷體" fo:font-size="15pt" style:font-name-asian="標楷體" style:font-size-asian="15pt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國立交通大學</text:p>
      <text:p text:style-name="P12"/>
      <text:p text:style-name="P2">論文口試委員會審定書</text:p>
      <text:p text:style-name="P2"/>
      <text:p text:style-name="P4"/>
      <text:p text:style-name="P13"><text:span text:style-name="T4"><text:tab/><text:tab/>本校</text:span><text:span text:style-name="T8"> 平面顯示技術碩士學位 </text:span><text:span text:style-name="T4"><text:s/>學程碩士班 </text:span><text:span text:style-name="T8"><text:tab/><text:tab/><text:tab/><text:tab/></text:span><text:span text:style-name="T4">君</text:span><text:span text:style-name="T8"><text:line-break/></text:span></text:p>
      <text:p text:style-name="P14"><draw:line text:anchor-type="char" draw:z-index="0" draw:style-name="gr1" draw:text-style-name="P19" svg:x1="4.445cm" svg:y1="10.16cm" svg:x2="16.088cm" svg:y2="10.162cm"><text:p/></draw:line><text:span text:style-name="T6"> </text:span><text:span text:style-name="T4">所提論文</text:span><text:span text:style-name="T4">:</text:span></text:p>
      <text:p text:style-name="P5"><draw:line text:anchor-type="char" draw:z-index="1" draw:style-name="gr1" draw:text-style-name="P19" svg:x1="4.445cm" svg:y1="11.113cm" svg:x2="16.088cm" svg:y2="11.115cm"><text:p/></draw:line> <text:s text:c="8"/></text:p>
      <text:p text:style-name="P17"><text:s text:c="10"/></text:p>
      <text:p text:style-name="P17"><draw:line text:anchor-type="char" draw:z-index="3" draw:style-name="gr1" draw:text-style-name="P19" svg:x1="4.445cm" svg:y1="12.065cm" svg:x2="16.088cm" svg:y2="12.067cm"><text:p/></draw:line> <text:s text:c="9"/></text:p>
      <text:p text:style-name="P16"><draw:line text:anchor-type="char" draw:z-index="2" draw:style-name="gr1" draw:text-style-name="P19" svg:x1="4.445cm" svg:y1="13.018cm" svg:x2="16.088cm" svg:y2="13.02cm"><text:p/></draw:line> <text:s text:c="9"/></text:p>
      <text:p text:style-name="P9"/>
      <text:p text:style-name="P9">合於碩士資格水準、業經本委員會評審認可。</text:p>
      <text:p text:style-name="P9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7"/>
          </table:table-cell>
          <table:table-cell table:style-name="表格1.B1" office:value-type="string">
            <text:p text:style-name="P10"/>
          </table:table-cell>
          <table:table-cell table:style-name="表格1.A1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7"/>
          </table:table-cell>
          <table:table-cell table:style-name="表格1.B1" office:value-type="string">
            <text:p text:style-name="P10"/>
          </table:table-cell>
          <table:table-cell table:style-name="表格1.A1" office:value-type="string">
            <text:p text:style-name="P10"/>
          </table:table-cell>
        </table:table-row>
        <table:table-row table:style-name="表格1.3">
          <table:table-cell table:style-name="表格1.A1" office:value-type="string">
            <text:p text:style-name="P7"/>
          </table:table-cell>
          <table:table-cell table:style-name="表格1.B1" office:value-type="string">
            <text:p text:style-name="P10"/>
          </table:table-cell>
          <table:table-cell table:style-name="表格1.A1" office:value-type="string">
            <text:p text:style-name="P10"/>
          </table:table-cell>
        </table:table-row>
      </table:table>
      <text:p text:style-name="P6"/>
      <text:p text:style-name="P6"/>
      <text:p text:style-name="Standard"><text:span text:style-name="T4">指導教授：</text:span><text:span text:style-name="T8"> <text:s text:c="27"/></text:span></text:p>
      <text:p text:style-name="P11"/>
      <text:p text:style-name="P6"/>
      <text:p text:style-name="P15"><text:span text:style-name="T4">班 主 任：</text:span><text:span text:style-name="T8"> <text:s text:c="27"/></text:span></text:p>
      <text:p text:style-name="P1"><text:span text:style-name="T6"><text:s text:c="16"/></text:span><text:span text:style-name="T4">中</text:span><text:span text:style-name="T4"> </text:span><text:span text:style-name="T4">華</text:span><text:span text:style-name="T4"> </text:span><text:span text:style-name="T4">民</text:span><text:span text:style-name="T4"> </text:span><text:span text:style-name="T4">國</text:span><text:span text:style-name="T4"> </text:span><text:span text:style-name="T4"><text:s text:c="2"/></text:span><text:span text:style-name="T4"><text:s/></text:span><text:span text:style-name="T4">年 <text:s/></text:span><text:span text:style-name="T4"><text:s text:c="2"/></text:span><text:span text:style-name="T4">月 <text:s/></text:span><text:span text:style-name="T4"><text:s text:c="2"/></text:span><text:span text:style-name="T4">日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</dc:title>
    <meta:initial-creator>user</meta:initial-creator>
    <meta:creation-date>2014-01-10T08:59:00</meta:creation-date>
    <dc:creator>yalin</dc:creator>
    <dc:date>2014-01-10T08:59:00</dc:date>
    <meta:editing-cycles>2</meta:editing-cycles>
    <meta:editing-duration>PT2M</meta:editing-duration>
    <meta:document-statistic meta:table-count="1" meta:image-count="0" meta:object-count="0" meta:page-count="1" meta:paragraph-count="13" meta:word-count="80" meta:character-count="220" meta:non-whitespace-character-count="80"/>
    <meta:generator>LibreOffice/5.1.4.2$Windows_x86 LibreOffice_project/f99d75f39f1c57ebdd7ffc5f42867c12031db97a</meta:generator>
  </office:meta>
</office:document-meta>
</file>